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Times New Roman2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style:font-name="Times New Roman2" fo:font-weight="normal" style:font-weight-asian="normal" style:font-weight-complex="normal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break-before="page"/>
      <style:text-properties fo:font-size="24pt" style:font-size-asian="24pt" style:font-size-complex="24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3" style:list-style-name="L1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8" style:family="paragraph" style:parent-style-name="Heading_20_3" style:list-style-name="L1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9" style:family="paragraph" style:parent-style-name="Heading_20_3" style:list-style-name="L1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10" style:family="paragraph" style:parent-style-name="Heading_20_3" style:list-style-name="L1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11" style:family="paragraph" style:parent-style-name="Heading_20_3" style:list-style-name="L1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13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14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15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16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17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18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19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0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1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2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3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4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5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6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7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8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29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0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1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2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3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4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5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6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7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8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39" style:family="paragraph" style:parent-style-name="Heading_20_3" style:list-style-name="L1">
      <style:text-properties style:font-name="Times New Roman2" fo:font-weight="normal" style:font-weight-asian="normal" style:font-weight-complex="normal"/>
    </style:style>
    <style:style style:name="P40" style:family="paragraph" style:parent-style-name="Heading_20_2" style:list-style-name="L1"/>
    <style:style style:name="P41" style:family="paragraph" style:parent-style-name="Heading_20_2" style:list-style-name="L1"/>
    <style:style style:name="P42" style:family="paragraph" style:parent-style-name="Heading_20_2" style:list-style-name="L1"/>
    <style:style style:name="P43" style:family="paragraph" style:parent-style-name="Heading_20_2" style:list-style-name="L1"/>
    <style:style style:name="P44" style:family="paragraph" style:parent-style-name="Heading_20_2" style:list-style-name="L1"/>
    <style:style style:name="P45" style:family="paragraph" style:parent-style-name="Heading_20_2" style:list-style-name="L1"/>
    <style:style style:name="P46" style:family="paragraph" style:parent-style-name="Heading_20_2" style:list-style-name="L1"/>
    <style:style style:name="P47" style:family="paragraph" style:parent-style-name="Heading_20_2" style:list-style-name="L1"/>
    <style:style style:name="P48" style:family="paragraph" style:parent-style-name="Heading_20_2" style:list-style-name="L1"/>
    <style:style style:name="P49" style:family="paragraph" style:parent-style-name="Heading_20_2" style:list-style-name="L1"/>
    <style:style style:name="P50" style:family="paragraph" style:parent-style-name="Heading_20_2" style:list-style-name="L1"/>
    <style:style style:name="P51" style:family="paragraph" style:parent-style-name="Heading_20_2" style:list-style-name="L1"/>
    <style:style style:name="P52" style:family="paragraph" style:parent-style-name="Heading_20_2" style:list-style-name="L1"/>
    <style:style style:name="P53" style:family="paragraph" style:parent-style-name="Heading_20_2" style:list-style-name="L1"/>
    <style:style style:name="P54" style:family="paragraph" style:parent-style-name="Heading_20_2" style:list-style-name="L1"/>
    <style:style style:name="P55" style:family="paragraph" style:parent-style-name="Heading_20_2" style:list-style-name="L1"/>
    <style:style style:name="P56" style:family="paragraph" style:parent-style-name="Heading_20_2" style:list-style-name="L1"/>
    <style:style style:name="P57" style:family="paragraph" style:parent-style-name="Heading_20_1" style:list-style-name="L1"/>
    <style:style style:name="P58" style:family="paragraph" style:parent-style-name="Heading_20_1" style:list-style-name="L1"/>
    <style:style style:name="P59" style:family="paragraph" style:parent-style-name="Heading_20_1" style:list-style-name="L1"/>
    <style:style style:name="P60" style:family="paragraph" style:parent-style-name="Heading_20_1" style:list-style-name="L1"/>
    <style:style style:name="P61" style:family="paragraph" style:parent-style-name="Heading_20_1" style:list-style-name="L1"/>
    <style:style style:name="P62" style:family="paragraph" style:parent-style-name="Heading_20_1" style:list-style-name="L1"/>
    <style:style style:name="P63" style:family="paragraph" style:parent-style-name="Heading_20_1" style:list-style-name="L1"/>
    <style:style style:name="P64" style:family="paragraph" style:parent-style-name="Heading_20_1" style:list-style-name="L1"/>
    <style:style style:name="P65" style:family="paragraph" style:parent-style-name="Heading_20_1" style:list-style-name="L1"/>
    <style:style style:name="T1" style:family="text">
      <style:text-properties fo:font-size="16pt" style:font-size-asian="14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1. L'équipe projet<text:tab/>3</text:p>
          <text:p text:style-name="P6">2. Les objectifs<text:tab/>3</text:p>
          <text:p text:style-name="P6">3. Les utilisateurs<text:tab/>3</text:p>
          <text:p text:style-name="P4">1.Questionnaire<text:tab/>3</text:p>
          <text:p text:style-name="P2">1.Déterminer si le site répond à un besoin réel (achat de vêtements de marques pour enfants de 0 à 16 ans)<text:tab/>3</text:p>
          <text:p text:style-name="P2">2.Déterminer qui est le prescripteur (enfants / parents)<text:tab/>3</text:p>
          <text:p text:style-name="P2">3.Déterminer leur budget<text:tab/>3</text:p>
          <text:p text:style-name="P2">4.Déterminer leur sensibilité aux offres promotionnelles<text:tab/>3</text:p>
          <text:p text:style-name="P2">5.Déterminer leur façon d'utiliser les moteurs de recherche<text:tab/>3</text:p>
          <text:p text:style-name="P2">6.À distribuer dans le magasin et sur le site (à récupérer dans 3 semaines maximum)<text:tab/>3</text:p>
          <text:p text:style-name="P6">4. Les besoins fonctionnels<text:tab/>3</text:p>
          <text:p text:style-name="P4">1.Vitrine<text:tab/>3</text:p>
          <text:p text:style-name="P2">1.Gérer les marques<text:tab/>3</text:p>
          <text:p text:style-name="P2">2.Gérer les catégories<text:tab/>3</text:p>
          <text:p text:style-name="P2">3.Gérer les âges<text:tab/>3</text:p>
          <text:p text:style-name="P2">4.Gérer les couleurs<text:tab/>3</text:p>
          <text:p text:style-name="P2">5.Gérer les produits (référence, nom, description, image, prix)<text:tab/>3</text:p>
          <text:p text:style-name="P4">2.Recherche<text:tab/>3</text:p>
          <text:p text:style-name="P2">1.Gérer les recherches par mots-clef<text:tab/>3</text:p>
          <text:p text:style-name="P2">2.Gérer les recherches avancée (marques, catégories, âges, prix, ...)<text:tab/>3</text:p>
          <text:p text:style-name="P4">3.Panier<text:tab/>3</text:p>
          <text:p text:style-name="P2">1.Gérer les quantités<text:tab/>3</text:p>
          <text:p text:style-name="P2">2.Gérer les frais de port (forfait ?)<text:tab/>3</text:p>
          <text:p text:style-name="P2">3.Gérer le paiement<text:tab/>3</text:p>
          <text:p text:style-name="P4">4.Compte client<text:tab/>3</text:p>
          <text:p text:style-name="P2">1.Éditer les factures<text:tab/>3</text:p>
          <text:p text:style-name="P2">2.Mémoriser les coordonnées<text:tab/>3</text:p>
          <text:p text:style-name="P4">5.Fidélisation<text:tab/>3</text:p>
          <text:p text:style-name="P2">1.Gérer une newsletter<text:tab/>3</text:p>
          <text:p text:style-name="P2">2.Gérer les offres promotionnelles<text:tab/>3</text:p>
          <text:p text:style-name="P4">6.Internationalisation<text:tab/>3</text:p>
          <text:p text:style-name="P2">1.Gérer au moins deux langues<text:tab/>3</text:p>
          <text:p text:style-name="P6">5. Les besoins non fonctionnels<text:tab/>4</text:p>
          <text:p text:style-name="P4">1.Référencement<text:tab/>4</text:p>
          <text:p text:style-name="P2">1.Réserver le nom de domaine<text:tab/>4</text:p>
          <text:p text:style-name="P2">2.Chaque produit doit pouvoir être référencé (voir format URL)<text:tab/>4</text:p>
          <text:p text:style-name="P2">3.Faire référencer la page d'accueil au plus vite<text:tab/>4</text:p>
          <text:p text:style-name="P2">4.Être bien placé sur une liste de mots-clef à définir dans les moteurs de recherche les plus utilisés (Google, Yahoo, Voila)<text:tab/>4</text:p>
          <text:p text:style-name="P4">2.Sécurité<text:tab/>4</text:p>
          <text:p text:style-name="P2">1.Authentification pour protéger les données personnelles<text:tab/>4</text:p>
          <text:p text:style-name="P2">2.Transmission cryptée de toutes les informations personnelles<text:tab/>4</text:p>
          <text:p text:style-name="P2">3.Ne pas mémoriser les numéros de carte<text:tab/>4</text:p>
          <text:p text:style-name="P4">3.Facilité d'utilisation<text:tab/>4</text:p>
          <text:p text:style-name="P2">1.Ajouter un objet au panier en drag &amp; drop<text:tab/>4</text:p>
          <text:p text:style-name="P2">2.Valider la commande en 1 clic (hors paiement, et si client authentifié)<text:tab/>4</text:p>
          <text:p text:style-name="P4">4.Réactivité<text:tab/>4</text:p>
          <text:p text:style-name="P2">1.Minimiser les sollicitations du serveur (AJAX)<text:tab/>4</text:p>
          <text:p text:style-name="P4">5.Portabilité<text:tab/>4</text:p>
          <text:p text:style-name="P2">1.Gestion des butineurs (navigateurs) les plus courants<text:tab/>4</text:p>
          <text:p text:style-name="P4">6.Validation<text:tab/>4</text:p>
          <text:p text:style-name="P2">1.Le code html doit être valide W3C<text:tab/>4</text:p>
          <text:p text:style-name="P6">6. Les besoins techniques<text:tab/>4</text:p>
          <text:p text:style-name="P4">1.Machine (Dedibox)<text:tab/>4</text:p>
          <text:p text:style-name="P4">2.Plateforme (?)<text:tab/>4</text:p>
          <text:p text:style-name="P4">3.Serveur Web (Apache)<text:tab/>4</text:p>
          <text:p text:style-name="P4">4.Serveur d'application (JOnAS)<text:tab/>4</text:p>
          <text:p text:style-name="P4">5.Serveur de paiement (voir banque)<text:tab/>4</text:p>
          <text:p text:style-name="P6">7. Les tâches<text:tab/>4</text:p>
          <text:p text:style-name="P6">8. Les concepts du domaine<text:tab/>4</text:p>
          <text:p text:style-name="P6">9. Les scénarii<text:tab/>4</text:p>
        </text:index-body>
      </text:table-of-content>
      <text:p text:style-name="P1"/>
      <text:p text:style-name="P5"/>
      <text:list text:style-name="L1">
        <text:list-item>
          <text:h text:style-name="P57" text:outline-level="1"><text:s/>L'équipe projet</text:h>
        </text:list-item>
      </text:list>
      <text:p text:style-name="Text_20_body"/>
      <text:list text:style-name="L1" text:continue-numbering="true">
        <text:list-item>
          <text:h text:style-name="P57" text:outline-level="1"><text:s/>Les objectifs</text:h>
        </text:list-item>
      </text:list>
      <text:p text:style-name="Text_20_body"/>
      <text:list text:style-name="L1" text:continue-numbering="true">
        <text:list-item>
          <text:h text:style-name="P57" text:outline-level="1"><text:s/>Les utilisateurs</text:h>
          <text:list>
            <text:list-item>
              <text:h text:style-name="P40" text:outline-level="2">Questionnaire</text:h>
              <text:list>
                <text:list-item>
                  <text:h text:style-name="P7" text:outline-level="3">Déterminer si le site répond à un besoin réel (achat de vêtements de marques pour enfants de 0 à 16 ans)</text:h>
                </text:list-item>
                <text:list-item>
                  <text:h text:style-name="P12" text:outline-level="3">Déterminer qui est le prescripteur (enfants / parents)</text:h>
                </text:list-item>
                <text:list-item>
                  <text:h text:style-name="P12" text:outline-level="3">Déterminer leur budget</text:h>
                </text:list-item>
                <text:list-item>
                  <text:h text:style-name="P12" text:outline-level="3">Déterminer leur sensibilité aux offres promotionnelles</text:h>
                </text:list-item>
                <text:list-item>
                  <text:h text:style-name="P12" text:outline-level="3">Déterminer leur façon d'utiliser les moteurs de recherche</text:h>
                </text:list-item>
                <text:list-item>
                  <text:h text:style-name="P12" text:outline-level="3">À distribuer dans le magasin et sur le site (à récupérer dans 3 semaines maximum)</text:h>
                </text:list-item>
              </text:list>
            </text:list-item>
          </text:list>
        </text:list-item>
      </text:list>
      <text:p text:style-name="P3"/>
      <text:list text:style-name="L1" text:continue-numbering="true">
        <text:list-item>
          <text:h text:style-name="P57" text:outline-level="1"><text:s/>Les besoins fonctionnels</text:h>
          <text:list>
            <text:list-item>
              <text:h text:style-name="P40" text:outline-level="2">Vitrine</text:h>
              <text:list>
                <text:list-item>
                  <text:h text:style-name="P12" text:outline-level="3">Gérer les marques</text:h>
                </text:list-item>
                <text:list-item>
                  <text:h text:style-name="P12" text:outline-level="3">Gérer les catégories</text:h>
                </text:list-item>
                <text:list-item>
                  <text:h text:style-name="P12" text:outline-level="3">Gérer les âges</text:h>
                </text:list-item>
                <text:list-item>
                  <text:h text:style-name="P12" text:outline-level="3">Gérer les couleurs</text:h>
                </text:list-item>
                <text:list-item>
                  <text:h text:style-name="P12" text:outline-level="3">Gérer les produits (référence, nom, description, image, prix)</text:h>
                </text:list-item>
              </text:list>
            </text:list-item>
            <text:list-item>
              <text:h text:style-name="P40" text:outline-level="2">Recherche</text:h>
              <text:list>
                <text:list-item>
                  <text:h text:style-name="P12" text:outline-level="3">Gérer les recherches par mots-clef</text:h>
                </text:list-item>
                <text:list-item>
                  <text:h text:style-name="P12" text:outline-level="3">Gérer les recherches avancée (<text:span text:style-name="T1">marques, catégories, âges, prix, ...</text:span>)</text:h>
                </text:list-item>
              </text:list>
            </text:list-item>
            <text:list-item>
              <text:h text:style-name="P40" text:outline-level="2">Panier</text:h>
              <text:list>
                <text:list-item>
                  <text:h text:style-name="P7" text:outline-level="3">Gérer les quantités</text:h>
                </text:list-item>
                <text:list-item>
                  <text:h text:style-name="P7" text:outline-level="3">Gérer les frais de port (forfait ?)</text:h>
                </text:list-item>
                <text:list-item>
                  <text:h text:style-name="P7" text:outline-level="3">Gérer le paiement</text:h>
                </text:list-item>
              </text:list>
            </text:list-item>
            <text:list-item>
              <text:h text:style-name="P40" text:outline-level="2">Compte client</text:h>
              <text:list>
                <text:list-item>
                  <text:h text:style-name="P12" text:outline-level="3">Éditer les factures</text:h>
                </text:list-item>
                <text:list-item>
                  <text:h text:style-name="P12" text:outline-level="3">Mémoriser les coordonnées</text:h>
                </text:list-item>
              </text:list>
            </text:list-item>
            <text:list-item>
              <text:h text:style-name="P40" text:outline-level="2">Fidélisation</text:h>
              <text:list>
                <text:list-item>
                  <text:h text:style-name="P12" text:outline-level="3">Gérer une newsletter</text:h>
                </text:list-item>
                <text:list-item>
                  <text:h text:style-name="P12" text:outline-level="3">Gérer les offres promotionnelles</text:h>
                </text:list-item>
              </text:list>
            </text:list-item>
            <text:list-item>
              <text:h text:style-name="P40" text:outline-level="2">Internationalisation</text:h>
              <text:list>
                <text:list-item>
                  <text:h text:style-name="P12" text:outline-level="3">Gérer au moins deux langues</text:h>
                </text:list-item>
              </text:list>
            </text:list-item>
          </text:list>
        </text:list-item>
      </text:list>
      <text:p text:style-name="P3"/>
      <text:list text:style-name="L1" text:continue-numbering="true">
        <text:list-item>
          <text:h text:style-name="P57" text:outline-level="1"><text:s/>Les besoins non fonctionnels</text:h>
          <text:list>
            <text:list-item>
              <text:h text:style-name="P40" text:outline-level="2">Référencement</text:h>
              <text:list>
                <text:list-item>
                  <text:h text:style-name="P12" text:outline-level="3">Réserver le nom de domaine</text:h>
                </text:list-item>
                <text:list-item>
                  <text:h text:style-name="P12" text:outline-level="3">Chaque produit doit pouvoir être référencé (voir format URL)</text:h>
                </text:list-item>
                <text:list-item>
                  <text:h text:style-name="P12" text:outline-level="3">Faire référencer la page d'accueil au plus vite</text:h>
                </text:list-item>
                <text:list-item>
                  <text:h text:style-name="P12" text:outline-level="3">Être bien placé sur une liste de mots-clef à définir dans les moteurs de recherche les plus utilisés (Google, Yahoo, Voila)</text:h>
                </text:list-item>
              </text:list>
            </text:list-item>
            <text:list-item>
              <text:h text:style-name="P40" text:outline-level="2">Sécurité</text:h>
              <text:list>
                <text:list-item>
                  <text:h text:style-name="P12" text:outline-level="3">Authentification pour protéger les données personnelles</text:h>
                </text:list-item>
                <text:list-item>
                  <text:h text:style-name="P12" text:outline-level="3">Transmission cryptée de toutes les informations personnelles</text:h>
                </text:list-item>
                <text:list-item>
                  <text:h text:style-name="P12" text:outline-level="3">Ne pas mémoriser les numéros de carte</text:h>
                </text:list-item>
              </text:list>
            </text:list-item>
            <text:list-item>
              <text:h text:style-name="P40" text:outline-level="2">Facilité d'utilisation</text:h>
              <text:list>
                <text:list-item>
                  <text:h text:style-name="P12" text:outline-level="3">Ajouter un objet au panier en <text:span text:style-name="T2">drag &amp; drop</text:span></text:h>
                </text:list-item>
                <text:list-item>
                  <text:h text:style-name="P12" text:outline-level="3">Valider la commande en 1 <text:span text:style-name="T2">clic</text:span> (hors paiement, et si client authentifié)</text:h>
                </text:list-item>
              </text:list>
            </text:list-item>
            <text:list-item>
              <text:h text:style-name="P40" text:outline-level="2">Réactivité</text:h>
              <text:list>
                <text:list-item>
                  <text:h text:style-name="P7" text:outline-level="3">Minimiser les sollicitations du serveur (AJAX)</text:h>
                </text:list-item>
              </text:list>
            </text:list-item>
            <text:list-item>
              <text:h text:style-name="P40" text:outline-level="2">Portabilité</text:h>
              <text:list>
                <text:list-item>
                  <text:h text:style-name="P12" text:outline-level="3">Gestion des butineurs (navigateurs) les plus courants</text:h>
                </text:list-item>
              </text:list>
            </text:list-item>
            <text:list-item>
              <text:h text:style-name="P40" text:outline-level="2">Validation</text:h>
              <text:list>
                <text:list-item>
                  <text:h text:style-name="P12" text:outline-level="3">Le code html doit être valide W3C</text:h>
                </text:list-item>
              </text:list>
            </text:list-item>
          </text:list>
        </text:list-item>
      </text:list>
      <text:p text:style-name="P3"/>
      <text:list text:style-name="L1" text:continue-numbering="true">
        <text:list-item>
          <text:h text:style-name="P57" text:outline-level="1"><text:s/>Les besoins techniques</text:h>
          <text:list>
            <text:list-item>
              <text:h text:style-name="P40" text:outline-level="2">Machine (<text:span text:style-name="T3">Dedibox</text:span>)</text:h>
            </text:list-item>
            <text:list-item>
              <text:h text:style-name="P40" text:outline-level="2">Plateforme (Ubuntu)</text:h>
            </text:list-item>
            <text:list-item>
              <text:h text:style-name="P40" text:outline-level="2">Serveur d'application (JOnAS)</text:h>
            </text:list-item>
            <text:list-item>
              <text:h text:style-name="P40" text:outline-level="2">Serveur de paiement (voir banque)</text:h>
            </text:list-item>
          </text:list>
        </text:list-item>
      </text:list>
      <text:p text:style-name="Text_20_body"/>
      <text:list text:style-name="L1" text:continue-numbering="true">
        <text:list-item>
          <text:h text:style-name="P57" text:outline-level="1"><text:s/>Les tâches</text:h>
        </text:list-item>
      </text:list>
      <text:p text:style-name="Text_20_body"/>
      <text:list text:style-name="L1" text:continue-numbering="true">
        <text:list-item>
          <text:h text:style-name="P57" text:outline-level="1"><text:s/>Les concepts du domaine</text:h>
        </text:list-item>
      </text:list>
      <text:p text:style-name="Text_20_body"/>
      <text:list text:style-name="L1" text:continue-numbering="true">
        <text:list-item>
          <text:h text:style-name="P57" text:outline-level="1"><text:s/>Les scenarii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Times New Roman2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cm" fo:margin-bottom="0cm"/>
      <style:text-properties style:font-name="Times New Roman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cm" fo:margin-bottom="0cm"/>
      <style:text-properties style:font-name="Times New Roman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cm" fo:margin-bottom="0cm"/>
      <style:text-properties style:font-name="Times New Roman1" fo:font-size="14pt" fo:font-style="italic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uillaume Missonnier</meta:initial-creator>
    <meta:creation-date>2007-09-19T08:31:50</meta:creation-date>
    <dc:creator>Guillaume Missonnier</dc:creator>
    <dc:date>2007-09-26T17:51:39</dc:date>
    <dc:language>fr-FR</dc:language>
    <meta:editing-cycles>29</meta:editing-cycles>
    <meta:editing-duration>PT2H5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0" meta:word-count="683" meta:character-count="4019"/>
  </office:meta>
</office:document-meta>
</file>